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14" officeooo:paragraph-rsid="00183e14"/>
    </style:style>
    <style:style style:name="P2" style:family="paragraph" style:parent-style-name="Standard">
      <style:text-properties officeooo:rsid="00183e14" officeooo:paragraph-rsid="001f6fe8"/>
    </style:style>
    <style:style style:name="P3" style:family="paragraph" style:parent-style-name="Standard">
      <style:text-properties officeooo:rsid="001cb2bb" officeooo:paragraph-rsid="001cb2bb"/>
    </style:style>
    <style:style style:name="P4" style:family="paragraph" style:parent-style-name="Standard">
      <style:text-properties officeooo:rsid="00215f41" officeooo:paragraph-rsid="001f6fe8"/>
    </style:style>
    <style:style style:name="P5" style:family="paragraph" style:parent-style-name="Standard">
      <style:text-properties officeooo:rsid="001b565c" officeooo:paragraph-rsid="001f6fe8"/>
    </style:style>
    <style:style style:name="T1" style:family="text">
      <style:text-properties officeooo:rsid="00183e14"/>
    </style:style>
    <style:style style:name="T2" style:family="text">
      <style:text-properties style:text-position="super 58%"/>
    </style:style>
    <style:style style:name="T3" style:family="text">
      <style:text-properties officeooo:rsid="001bd5b4"/>
    </style:style>
    <style:style style:name="T4" style:family="text">
      <style:text-properties officeooo:rsid="001cb2b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5"><text:tab/><draw:frame draw:style-name="fr1" draw:name="Object6" text:anchor-type="as-char" svg:y="-0.6492in" svg:width="6.8752in" svg:height="1.2398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4">2.</text:p>
      <text:p text:style-name="P4"><draw:frame draw:style-name="fr1" draw:name="Object5" text:anchor-type="as-char" svg:y="-0.711in" svg:width="3.7827in" svg:height="1.388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1">3.</text:p>
      <text:p text:style-name="P1"><text:tab/><text:span text:style-name="T4">Claim: </text:span><text:span text:style-name="T4"><draw:frame draw:style-name="fr1" draw:name="Object3" text:anchor-type="as-char" svg:y="-0.1484in" svg:width="5.6654in" svg:height="0.1917in" draw:z-index="5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tab/>Build a polynomial time decider</text:p>
      <text:p text:style-name="P1"><text:tab/>Suppose G=(V,E) where V are a set of vertices and E are a set of edges.</text:p>
      <text:p text:style-name="P1"><text:tab/><text:span text:style-name="T3">M</text:span> = on input&lt;G&gt;</text:p>
      <text:p text:style-name="P1"><text:tab/>O(|V|<text:span text:style-name="T2">3</text:span>) → finding triples <draw:frame draw:style-name="fr1" draw:name="Object1" text:anchor-type="as-char" svg:y="-0.1484in" svg:width="0.7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draw:frame draw:style-name="fr1" draw:name="Object2" text:anchor-type="as-char" svg:y="-0.2374in" svg:width="4.4516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3">4. <draw:frame draw:style-name="fr1" draw:name="Object4" text:anchor-type="as-char" svg:y="-1.3783in" svg:width="5.7457in" svg:height="2.698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3e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Header"><text:tab/><text:tab/><text:span text:style-name="MT1">John Lambrecht</text:span></text:p>
        <text:p text:style-name="Header"><text:tab/><text:tab/><text:span text:style-name="MT1">Justin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56:52.220629765</meta:creation-date>
    <dc:date>2019-03-31T20:10:04.869085522</dc:date>
    <meta:editing-duration>PT42M29S</meta:editing-duration>
    <meta:editing-cycles>5</meta:editing-cycles>
    <meta:generator>LibreOffice/6.2.2.2$Linux_X86_64 LibreOffice_project/5daaa0e719eb4f073b63de04e0910785ad81fe7a</meta:generator>
    <meta:document-statistic meta:table-count="0" meta:image-count="0" meta:object-count="6" meta:page-count="1" meta:paragraph-count="15" meta:word-count="40" meta:character-count="211" meta:non-whitespace-character-count="166"/>
  </office:meta>
</office:document-meta>
</file>

<file path=Object 1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>V</mi>
      </mrow>
    </mrow>
    <annotation encoding="StarMath 5.0">a,b,c in V </annotation>
  </semantics>
</math>
</file>

<file path=Object 2/content.xml><?xml version="1.0" encoding="utf-8"?>
<math xmlns="http://www.w3.org/1998/Math/MathML" display="block">
  <semantics>
    <mtable>
      <mtr>
        <mtd>
          <mrow>
            <mtext>O( |E| )</mtext>
            <mo stretchy="false">→</mo>
            <mi mathvariant="italic">I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  <mi>,</mi>
            <mrow>
              <mrow>
                <mo fence="true" stretchy="false">(</mo>
                <mrow>
                  <mrow>
                    <mi>a</mi>
                    <mi>,</mi>
                    <mi>c</mi>
                  </mrow>
                </mrow>
                <mo fence="true" stretchy="false">)</mo>
              </mrow>
              <mo stretchy="false">∈</mo>
              <mi>E</mi>
            </mrow>
            <mi>,</mi>
            <mi mathvariant="italic">accept</mi>
            <mi>.</mi>
            <mi mathvariant="italic">Otherwise</mi>
            <mi>,</mi>
            <mi mathvariant="italic">reject</mi>
          </mrow>
        </mtd>
      </mtr>
      <mtr>
        <mtd>
          <mrow>
            <mtext>Therefor, M is a decider for 3-CLIQUE and runs in </mtext>
            <msup>
              <mtext>O(|V|</mtext>
              <mn>3</mn>
            </msup>
            <mrow>
              <mtext>|E|)</mtext>
              <mo stretchy="false">∈</mo>
              <mi>P</mi>
            </mrow>
          </mrow>
        </mtd>
      </mtr>
    </mtable>
    <annotation encoding="StarMath 5.0">"O( |E| )" rightarrow If ( a,b ), ( b,c),  (a,c)  in E, accept.  Otherwise, reject
newline
"Therefor, M is a decider for 3-CLIQUE and runs in " "O(|V|"^{3}"|E|)"in P
</annotation>
  </semantics>
</math>
</file>

<file path=Object 3/content.xml><?xml version="1.0" encoding="utf-8"?>
<math xmlns="http://www.w3.org/1998/Math/MathML" display="block">
  <semantics>
    <mrow>
      <mrow>
        <mrow>
          <mn>3</mn>
          <mo stretchy="false">−</mo>
          <mi mathvariant="italic">CLIQUE</mi>
        </mrow>
        <mo stretchy="false">=</mo>
        <mtext>{</mtext>
      </mrow>
      <mrow>
        <mo fence="true" stretchy="false">⟨</mo>
        <mrow>
          <mi>G</mi>
        </mrow>
        <mo fence="true" stretchy="false">⟩</mo>
      </mrow>
      <mi mathvariant="normal">:</mi>
      <mi>G</mi>
      <mi mathvariant="italic">is</mi>
      <mi mathvariant="italic">an</mi>
      <mi mathvariant="italic">undirected</mi>
      <mi mathvariant="italic">graph</mi>
      <mi mathvariant="italic">with</mi>
      <mi>a</mi>
      <mrow>
        <mrow>
          <mn>3</mn>
          <mo stretchy="false">−</mo>
          <mi mathvariant="italic">clique</mi>
        </mrow>
        <mo stretchy="false">∈</mo>
        <mi mathvariant="italic">it</mi>
      </mrow>
      <mtext>}. </mtext>
      <mrow>
        <mrow>
          <mn>3</mn>
          <mo stretchy="false">−</mo>
          <mi mathvariant="italic">CLIQUE</mi>
        </mrow>
        <mo stretchy="false">∈</mo>
        <mi>P</mi>
      </mrow>
    </mrow>
    <annotation encoding="StarMath 5.0">3-CLIQUE = "{"langle G rangle : G is an undirected graph with a 3 - clique in it "}. "  3-CLIQUE in P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row>
              <mi mathvariant="italic">ISO</mi>
              <mo stretchy="false">=</mo>
              <mtext>{</mtext>
            </mrow>
            <mrow>
              <mo fence="true" stretchy="false">⟨</mo>
              <mrow>
                <mrow>
                  <mi>G</mi>
                  <mi>,</mi>
                  <mi>H</mi>
                </mrow>
              </mrow>
              <mo fence="true" stretchy="false">⟩</mo>
            </mrow>
            <mi mathvariant="normal">:</mi>
            <mi>G</mi>
            <mtext>and</mtext>
            <mi>H</mi>
            <mi mathvariant="italic">are</mi>
            <mi mathvariant="italic">isomorphic</mi>
            <mi mathvariant="italic">graph</mi>
            <mtext>s}. </mtext>
            <mrow>
              <mi mathvariant="italic">ISO</mi>
              <mo stretchy="false">∈</mo>
              <mi mathvariant="italic">NP</mi>
            </mrow>
          </mrow>
        </mtd>
      </mtr>
      <mtr>
        <mtd>
          <mrow>
            <mi>L</mi>
            <mi mathvariant="italic">is</mi>
            <mi mathvariant="italic">an</mi>
            <mi mathvariant="italic">initially</mi>
            <mi mathvariant="italic">empty</mi>
            <mi mathvariant="italic">list</mi>
            <mi mathvariant="italic">of</mi>
            <mi mathvariant="italic">visited</mi>
            <mi mathvariant="italic">nodes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n>1.</mn>
            <mi mathvariant="italic">Let</mi>
            <mi>g</mi>
            <mi mathvariant="italic">be</mi>
            <mi mathvariant="italic">the</mi>
            <mi mathvariant="italic">first</mi>
            <mi mathvariant="italic">vertex</mi>
            <mi mathvariant="italic">on</mi>
            <mi>G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n>2.</mn>
            <mi mathvariant="italic">Let</mi>
            <mi>h</mi>
            <mtext>in</mtext>
            <mi>H</mi>
            <mi mathvariant="italic">be</mi>
            <mi mathvariant="italic">the</mi>
            <mi mathvariant="italic">node</mi>
            <mi mathvariant="italic">equivalent</mi>
            <mtext>to</mtext>
            <mi>g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n>3.</mn>
            <mi mathvariant="italic">If</mi>
            <mi mathvariant="italic">the</mi>
            <mi mathvariant="italic">degree</mi>
            <mi mathvariant="italic">of</mi>
            <mi>g</mi>
            <mi mathvariant="italic">is</mi>
            <mi mathvariant="italic">not</mi>
            <mi mathvariant="italic">equal</mi>
            <mtext>to</mtext>
            <mi mathvariant="italic">the</mi>
            <mi mathvariant="italic">degree</mi>
            <mi mathvariant="italic">of</mi>
            <mi>h</mi>
            <mi>,</mi>
            <mi mathvariant="italic">reject</mi>
            <mi>.</mi>
          </mrow>
        </mtd>
      </mtr>
      <mtr>
        <mtd>
          <mrow>
            <mi>O</mi>
            <mrow>
              <mo fence="true" stretchy="false">(</mo>
              <mrow>
                <mi>n</mi>
              </mrow>
              <mo fence="true" stretchy="false">)</mo>
            </mrow>
            <mo stretchy="false">→</mo>
            <mn>4.</mn>
            <mi mathvariant="italic">Add</mi>
            <mi>g</mi>
            <mtext>and</mtext>
            <mi>H</mi>
            <mtext>to</mtext>
            <mi>L</mi>
            <mi>.</mi>
          </mrow>
        </mtd>
      </mtr>
      <mtr>
        <mtd>
          <mrow>
            <mi>O</mi>
            <mrow>
              <mo fence="true" stretchy="false">(</mo>
              <mrow>
                <mi>n</mi>
              </mrow>
              <mo fence="true" stretchy="false">)</mo>
            </mrow>
            <mo stretchy="false">→</mo>
            <mn>5.</mn>
            <mi mathvariant="italic">For</mi>
            <mi mathvariant="italic">each</mi>
            <mi mathvariant="italic">child</mi>
            <msup>
              <mi>g</mi>
              <mi>i</mi>
            </msup>
            <mi mathvariant="italic">of</mi>
            <mi>g</mi>
            <mi mathvariant="italic">not</mi>
            <mtext>in</mtext>
            <mi mathvariant="italic">the</mi>
            <mi mathvariant="italic">list</mi>
            <mi>.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 </mtext>
            <mn>1.</mn>
            <mi mathvariant="italic">Let</mi>
            <msup>
              <mi>h</mi>
              <mi>i</mi>
            </msup>
            <mtext>in</mtext>
            <mi>H</mi>
            <mi mathvariant="italic">be</mi>
            <mi mathvariant="italic">the</mi>
            <mi mathvariant="italic">isomorphic</mi>
            <mi mathvariant="italic">vertex</mi>
            <mi>.</mi>
          </mrow>
        </mtd>
      </mtr>
      <mtr>
        <mtd>
          <mrow>
            <mi>O</mi>
            <mrow>
              <mo fence="true" stretchy="false">(</mo>
              <mrow>
                <mn>1</mn>
              </mrow>
              <mo fence="true" stretchy="false">)</mo>
            </mrow>
            <mo stretchy="false">→</mo>
            <mtext>      </mtext>
            <mn>2.</mn>
            <mi mathvariant="italic">If</mi>
            <msup>
              <mi>h</mi>
              <mi>i</mi>
            </msup>
            <mi mathvariant="italic">is</mi>
            <mi mathvariant="italic">not</mi>
            <mi mathvariant="italic">it</mi>
            <mi>H</mi>
            <mi>,</mi>
            <mi mathvariant="italic">reject</mi>
            <mi>.</mi>
          </mrow>
        </mtd>
      </mtr>
      <mtr>
        <mtd>
          <mrow>
            <mi>O</mi>
            <mrow>
              <mo fence="true" stretchy="false">(</mo>
              <mrow>
                <mi>n</mi>
              </mrow>
              <mo fence="true" stretchy="false">)</mo>
            </mrow>
            <mo stretchy="false">→</mo>
            <mtext>      </mtext>
            <mn>3.</mn>
            <mi mathvariant="italic">Otherwise</mi>
            <mi>,</mi>
            <mi mathvariant="italic">execute</mi>
            <mi mathvariant="italic">step</mi>
            <mn>1</mn>
            <mtext>in</mtext>
            <mi mathvariant="italic">context</mi>
            <mi mathvariant="italic">of</mi>
            <mi>g</mi>
          </mrow>
        </mtd>
      </mtr>
      <mtr>
        <mtd>
          <mrow>
            <mrow>
              <mi>O</mi>
              <mrow>
                <mo fence="true" stretchy="false">(</mo>
                <mrow>
                  <mn>1</mn>
                </mrow>
                <mo fence="true" stretchy="false">)</mo>
              </mrow>
              <mo stretchy="false">→</mo>
              <mn>6.</mn>
              <mi mathvariant="italic">If</mi>
              <mi mathvariant="italic">each</mi>
              <mi mathvariant="italic">child</mi>
              <mi mathvariant="italic">of</mi>
              <mi>g</mi>
              <mtext>is </mtext>
              <mi mathvariant="italic">isomorphic</mi>
            </mrow>
            <mrow>
              <mrow/>
              <mi mathvariant="italic">some</mi>
              <mi mathvariant="italic">child</mi>
              <mi mathvariant="italic">of</mi>
              <mi>h</mi>
              <mi>,</mi>
              <mi mathvariant="italic">then</mi>
              <mi>g</mi>
              <mtext>and</mtext>
              <mi>h</mi>
              <mi mathvariant="italic">are</mi>
              <mi mathvariant="italic">isomorphic</mi>
            </mrow>
          </mrow>
        </mtd>
      </mtr>
      <mtr>
        <mtd>
          <mrow/>
        </mtd>
      </mtr>
      <mtr>
        <mtd>
          <mrow>
            <mi mathvariant="italic">Because</mi>
            <mi mathvariant="italic">we</mi>
            <mi mathvariant="italic">are</mi>
            <mi mathvariant="italic">able</mi>
            <mtext>to</mtext>
            <mi mathvariant="italic">verify</mi>
            <mtext>in</mtext>
            <mi mathvariant="italic">polynomial</mi>
            <mi mathvariant="italic">time</mi>
            <mi>,</mi>
            <mrow>
              <mi mathvariant="italic">ISO</mi>
              <mo stretchy="false">∈</mo>
              <mi mathvariant="italic">NP</mi>
            </mrow>
            <mi>.</mi>
          </mrow>
        </mtd>
      </mtr>
    </mtable>
    <annotation encoding="StarMath 5.0">Claim: ISO = "{" langle G,H rangle : G "and" H are isomorphic graph"s}. " ISO in NP
newline
L is an initially empty list of visited nodes
newline
O(1) rightarrow 1. Let g be the first vertex on G
newline
O(1) rightarrow 2. Let h "in" H be the node equivalent "to" g
	newline
O(1) rightarrow 3.If the degree of g is not equal "to" the degree of h, reject. 
	newline
O(n) rightarrow 4. Add g "and" H "to" L.
newline
O(n)rightarrow 5. For each child g^i of g not "in" the list.
newline
O( 1 )rightarrow "      "1.Let h^i "in" H be the isomorphic vertex.
newline
O( 1 )rightarrow"      " 2. If h^i is not it H, reject.
newline
O( n )rightarrow"      " 3. Otherwise, execute step 1 "in" context of g
newline
O( 1 )rightarrow6. If each child of g "is "isomorphic to some child of h, then g "and" h are isomorphic
newline
newline
Because we are able "to" verify "in" polynomial time, ISO in NP.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text>If L</mtext>
              <mn>1</mn>
            </msub>
            <msub>
              <mtext> and L</mtext>
              <mn>2</mn>
            </msub>
            <mrow>
              <msub>
                <mtext> are polynomial, run L</mtext>
                <mn>1</mn>
              </msub>
              <mo stretchy="false">∪</mo>
              <msub>
                <mtext> L</mtext>
                <mn>2</mn>
              </msub>
            </mrow>
            <mtext> on TM M.</mtext>
          </mrow>
        </mtd>
      </mtr>
      <mtr>
        <mtd>
          <mrow>
            <msub>
              <mtext>Suppose L</mtext>
              <mn>1</mn>
            </msub>
            <mi>ϵ</mi>
            <msup>
              <mtext> O( n</mtext>
              <mi>i</mi>
            </msup>
            <msub>
              <mtext>) and L</mtext>
              <mn>2</mn>
            </msub>
            <mi>ϵ</mi>
            <msup>
              <mtext>O ( n</mtext>
              <mi>j</mi>
            </msup>
            <mtext>). </mtext>
          </mrow>
        </mtd>
      </mtr>
      <mtr>
        <mtd>
          <mrow>
            <msub>
              <mtext>Run L</mtext>
              <mn>1</mn>
            </msub>
            <msub>
              <mtext> on TM M</mtext>
              <mn>1</mn>
            </msub>
            <msub>
              <mtext> and L</mtext>
              <mn>2</mn>
            </msub>
            <msub>
              <mtext> on TM M</mtext>
              <mn>2</mn>
            </msub>
            <mtext> .  </mtext>
          </mrow>
        </mtd>
      </mtr>
      <mtr>
        <mtd>
          <mrow>
            <msup>
              <mtext>O(n</mtext>
              <mi>i</mi>
            </msup>
            <mtext>)</mtext>
            <mo stretchy="false">→</mo>
            <msub>
              <mtext> 1. If M</mtext>
              <mn>1</mn>
            </msub>
            <msub>
              <mtext> accepts, accept. If M</mtext>
              <mn>1</mn>
            </msub>
            <mtext> rejects, go to 2.</mtext>
          </mrow>
        </mtd>
      </mtr>
      <mtr>
        <mtd>
          <mrow>
            <msup>
              <mtext>O(n</mtext>
              <mi>j</mi>
            </msup>
            <mtext>)</mtext>
            <mo stretchy="false">→</mo>
            <msub>
              <mtext> 2 If M</mtext>
              <mn>2</mn>
            </msub>
            <msub>
              <mtext> accpets, accept. If M</mtext>
              <mn>2</mn>
            </msub>
            <mtext> rejects, reject.</mtext>
          </mrow>
        </mtd>
      </mtr>
      <mtr>
        <mtd>
          <mrow>
            <mrow>
              <msub>
                <mtext>Therefore, L</mtext>
                <mn>1</mn>
              </msub>
              <mo stretchy="false">∪</mo>
              <msub>
                <mtext> L</mtext>
                <mn>2</mn>
              </msub>
            </mrow>
            <mi>ϵ</mi>
            <msup>
              <mtext> O ( n</mtext>
              <mi>i</mi>
            </msup>
            <msup>
              <mtext> + n </mtext>
              <mi>j</mi>
            </msup>
            <mtext>), which is polynomial.</mtext>
          </mrow>
        </mtd>
      </mtr>
    </mtable>
    <annotation encoding="StarMath 5.0">"If L" sub 1" and L" sub 2" are polynomial, run L" sub 1 union" L"sub 2" on TM M." newline
"Suppose L" sub 1 %epsilon " O( n" ^i") and L" sub 2 %epsilon "O ( n" ^j "). " newline
"Run L" sub 1" on TM M"sub 1" and L" sub 2" on TM M" sub 2" .  " newline
"O(n" ^i")" rightarrow " 1. If M" sub 1" accepts, accept. If M" sub 1" rejects, go to 2." newline
"O(n" ^j")" rightarrow " 2 If M" sub 2" accpets, accept. If M" sub 2" rejects, reject." newline
"Therefore, L" sub 1 union " L" sub 2 %epsilon" O ( n" ^i " + n "^j"), which is polynomial."</annotation>
  </semantics>
</math>
</file>

<file path=Object 6/content.xml><?xml version="1.0" encoding="utf-8"?>
<math xmlns="http://www.w3.org/1998/Math/MathML" display="block">
  <semantics>
    <mtable>
      <mtr>
        <mtd>
          <mrow>
            <mtext>n </mtext>
            <mi>ϵ</mi>
            <mtext> </mtext>
            <mi mathvariant="normal">Ν</mi>
          </mrow>
        </mtd>
      </mtr>
      <mtr>
        <mtd>
          <mrow>
            <msup>
              <mtext>To show n log n ( n</mtext>
              <mn>2</mn>
            </msup>
            <mtext>) or that n log n </mtext>
            <mi>ϵ</mi>
            <msup>
              <mtext> n</mtext>
              <mn>2</mn>
            </msup>
            <mtext>, we need the limit as n goes to infinity of </mtext>
          </mrow>
        </mtd>
      </mtr>
      <mtr>
        <mtd>
          <mrow>
            <msup>
              <mtext>(n log n) / n</mtext>
              <mn>2</mn>
            </msup>
            <mtext>to be finite.</mtext>
          </mrow>
        </mtd>
      </mtr>
      <mtr>
        <mtd>
          <mrow>
            <msup>
              <mtext>The limit as n goes to infinity of ( n log n ) / n</mtext>
              <mn>2</mn>
            </msup>
            <mtext> = the limit from n to infitity of (log n) / n</mtext>
          </mrow>
        </mtd>
      </mtr>
      <mtr>
        <mtd>
          <mtext>Using L'Hopital's rule, the limit from n to infinty of (1 / n) / 1 = the limit from n to infinity of 1 /n = 0.</mtext>
        </mtd>
      </mtr>
      <mtr>
        <mtd>
          <mrow>
            <mtext>Therefore, n log n </mtext>
            <mi>ϵ</mi>
            <msup>
              <mtext> O ( n</mtext>
              <mn>2</mn>
            </msup>
            <mtext>) .</mtext>
          </mrow>
        </mtd>
      </mtr>
    </mtable>
    <annotation encoding="StarMath 5.0">"n " %epsilon " " %NU newline
"To show n log n ( n" ^2") or that n log n " %epsilon " n"^2 ", we need the limit as n goes to infinity of "newline
"(n log n) / n"^2"to be finite." newline
"The limit as n goes to infinity of ( n log n ) / n" ^2" = the limit from n to infitity of (log n) / n" newline
"Using L'Hopital's rule, the limit from n to infinty of (1 / n) / 1 = the limit from n to infinity of 1 /n = 0." newline
"Therefore, n log n " %epsilon" O ( n"^2") ."</annotation>
  </semantics>
</math>
</file>